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color="#666666" draw:fill-color="#dddddd" draw:textarea-horizontal-align="justify" draw:textarea-vertical-align="bottom" draw:auto-grow-height="false" fo:min-height="4.83cm" fo:min-width="9.152cm"/>
    </style:style>
    <style:style style:name="gr2" style:family="graphic" style:parent-style-name="standard">
      <style:graphic-properties svg:stroke-color="#666666" draw:fill-color="#dddddd" draw:textarea-horizontal-align="justify" draw:textarea-vertical-align="bottom" draw:auto-grow-height="false" fo:min-height="9.91cm" fo:min-width="8.771cm"/>
    </style:style>
    <style:style style:name="gr3" style:family="graphic" style:parent-style-name="standard">
      <style:graphic-properties svg:stroke-width="0.051cm" svg:stroke-color="#3c3c41" draw:marker-start-width="0.276cm" draw:marker-end-width="0.276cm" draw:fill="none" draw:textarea-horizontal-align="justify" draw:textarea-vertical-align="middle" draw:auto-grow-height="false" fo:min-height="3.51cm" fo:min-width="2.244cm" fo:padding-top="0.15cm" fo:padding-bottom="0.15cm" fo:padding-left="0.275cm" fo:padding-right="0.275cm"/>
    </style:style>
    <style:style style:name="gr4" style:family="graphic" style:parent-style-name="standard">
      <style:graphic-properties svg:stroke-width="0.051cm" svg:stroke-color="#3c3c41" draw:marker-start-width="0.276cm" draw:marker-end-width="0.276cm" draw:fill="none" draw:textarea-horizontal-align="justify" draw:textarea-vertical-align="middle" draw:auto-grow-height="false" fo:min-height="3.51cm" fo:min-width="2.117cm" fo:padding-top="0.15cm" fo:padding-bottom="0.15cm" fo:padding-left="0.275cm" fo:padding-right="0.275cm"/>
    </style:style>
    <style:style style:name="gr5" style:family="graphic" style:parent-style-name="standard">
      <style:graphic-properties draw:fill="solid" draw:fill-color="#ffdd00" draw:textarea-horizontal-align="justify" draw:textarea-vertical-align="middle" draw:auto-grow-height="false" fo:min-height="0.512cm" fo:min-width="0.262cm"/>
    </style:style>
    <style:style style:name="gr6" style:family="graphic" style:parent-style-name="standard">
      <style:graphic-properties draw:fill="solid" draw:fill-color="#ffdd00" draw:textarea-horizontal-align="justify" draw:textarea-vertical-align="middle" draw:auto-grow-height="false" fo:min-height="0.004cm" fo:min-width="0cm"/>
    </style:style>
    <style:style style:name="gr7" style:family="graphic" style:parent-style-name="standard">
      <style:graphic-properties svg:stroke-color="#5a5a64" draw:textarea-vertical-align="middle"/>
    </style:style>
    <style:style style:name="gr8" style:family="graphic" style:parent-style-name="standard">
      <style:graphic-properties draw:fill="solid" draw:fill-color="#ffdd00" draw:textarea-horizontal-align="justify" draw:textarea-vertical-align="middle" draw:auto-grow-height="false" fo:min-height="0cm" fo:min-width="0cm"/>
    </style:style>
    <style:style style:name="gr9" style:family="graphic" style:parent-style-name="objectwithoutfill">
      <style:graphic-properties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893cm" fo:min-width="2.653cm" fo:wrap-option="no-wrap"/>
    </style:style>
    <style:style style:name="gr11" style:family="graphic" style:parent-style-name="standard">
      <style:graphic-properties svg:stroke-color="#000000"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652cm" svg:height="5.08cm" svg:x="17.129cm" svg:y="6.08cm">
          <text:p text:style-name="P1">Controller Node</text:p>
          <draw:enhanced-geometry svg:viewBox="0 0 21600 21600" draw:type="rectangle" draw:enhanced-path="M 0 0 L 21600 0 21600 21600 0 21600 0 0 Z N"/>
        </draw:custom-shape>
        <draw:custom-shape draw:style-name="gr1" draw:text-style-name="P1" draw:layer="layout" svg:width="9.652cm" svg:height="5.08cm" svg:x="17.129cm" svg:y="1cm">
          <text:p text:style-name="P1">Receiver Node</text:p>
          <draw:enhanced-geometry svg:viewBox="0 0 21600 21600" draw:type="rectangle" draw:enhanced-path="M 0 0 L 21600 0 21600 21600 0 21600 0 0 Z N"/>
        </draw:custom-shape>
        <draw:custom-shape draw:style-name="gr2" draw:text-style-name="P1" draw:layer="layout" svg:width="9.271cm" svg:height="10.16cm" svg:x="1.254cm" svg:y="1cm">
          <text:p text:style-name="P1">Sender Node</text:p>
          <draw:enhanced-geometry svg:viewBox="0 0 21600 21600" draw:type="rectangle" draw:enhanced-path="M 0 0 L 21600 0 21600 21600 0 21600 0 0 Z N"/>
        </draw:custom-shape>
        <draw:custom-shape draw:style-name="gr3" draw:text-style-name="P1" xml:id="id1" draw:id="id1" draw:layer="layout" svg:width="2.794cm" svg:height="3.81cm" svg:x="1.63cm" svg:y="1.25cm">
          <text:p text:style-name="P1"><text:span text:style-name="T1">Sender</text:span></text:p>
          <text:p text:style-name="P1">(<text:span text:style-name="T1">publisher</text:span>)</text:p>
          <draw:enhanced-geometry svg:viewBox="0 0 21600 21600" draw:type="rectangle" draw:enhanced-path="M 0 0 L 21600 0 21600 21600 0 21600 0 0 Z N"/>
        </draw:custom-shape>
        <draw:custom-shape draw:style-name="gr4" draw:text-style-name="P1" xml:id="id3" draw:id="id3" draw:layer="layout" svg:width="2.667cm" svg:height="3.81cm" svg:x="7.518cm" svg:y="1.25cm">
          <text:p text:style-name="P1"><text:span text:style-name="T1">DDS4CCM</text:span></text:p>
          <text:p text:style-name="P1"><text:span text:style-name="T1">Connector</text:span></text:p>
          <draw:enhanced-geometry svg:viewBox="0 0 21600 21600" draw:type="rectangle" draw:enhanced-path="M 0 0 L 21600 0 21600 21600 0 21600 0 0 Z N"/>
        </draw:custom-shape>
        <draw:g xml:id="id2" draw:id="id2">
          <draw:custom-shape draw:style-name="gr5" draw:text-style-name="P1" draw:layer="layout" svg:width="0.762cm" svg:height="0.762cm" draw:transform="rotate (1.5707963267949) translate (5.415cm 2.736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1" draw:layer="layout" svg:width="0.254cm" svg:height="0.254cm" draw:transform="rotate (1.5707963267949) translate (5.577cm 2.4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7" draw:text-style-name="P1" draw:layer="layout" draw:line-skew="0.293cm" svg:x1="4.424cm" svg:y1="3.155cm" svg:x2="5.415cm" svg:y2="2.355cm" draw:start-shape="id1" draw:start-glue-point="1" draw:end-shape="id2" draw:end-glue-point="3" svg:d="M4424 3155h801v-800h190" svg:viewBox="0 0 992 801">
          <text:p/>
        </draw:connector>
        <draw:connector draw:style-name="gr7" draw:text-style-name="P1" draw:layer="layout" draw:line-skew="-0.112cm" svg:x1="6.177cm" svg:y1="2.355cm" svg:x2="7.518cm" svg:y2="3.155cm" draw:start-shape="id2" draw:start-glue-point="1" draw:end-shape="id3" draw:end-glue-point="3" svg:d="M6177 2355h546v800h795" svg:viewBox="0 0 1342 801">
          <text:p/>
        </draw:connector>
        <draw:g xml:id="id4" draw:id="id4">
          <draw:custom-shape draw:style-name="gr5" draw:text-style-name="P1" draw:layer="layout" svg:width="0.762cm" svg:height="0.762cm" draw:transform="rotate (1.5707963267949) translate (5.703cm 4.436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1" draw:layer="layout" svg:width="0.254cm" svg:height="0.254cm" draw:transform="rotate (1.5707963267949) translate (6.049cm 4.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7" draw:text-style-name="P1" draw:layer="layout" draw:line-skew="0.152cm" svg:x1="4.424cm" svg:y1="3.155cm" svg:x2="5.703cm" svg:y2="4.055cm" draw:start-shape="id1" draw:start-glue-point="1" draw:end-shape="id4" draw:end-glue-point="3" svg:d="M4424 3155h804v900h475" svg:viewBox="0 0 1280 901">
          <text:p/>
        </draw:connector>
        <draw:connector draw:style-name="gr7" draw:text-style-name="P1" draw:layer="layout" draw:line-skew="-0.257cm" svg:x1="6.465cm" svg:y1="4.055cm" svg:x2="7.518cm" svg:y2="3.155cm" draw:start-shape="id4" draw:start-glue-point="1" draw:end-shape="id3" svg:d="M6465 4055h257v-900h796" svg:viewBox="0 0 1054 901">
          <text:p/>
        </draw:connector>
        <draw:connector draw:style-name="gr9" draw:text-style-name="P1" draw:layer="layout" draw:type="line" svg:x1="10.185cm" svg:y1="3.155cm" svg:x2="11.45cm" svg:y2="3.139cm" draw:start-shape="id3" draw:start-glue-point="1" svg:d="M10185 3155l1265-16" svg:viewBox="0 0 1266 17">
          <text:p/>
        </draw:connector>
        <draw:custom-shape draw:style-name="gr3" draw:text-style-name="P1" xml:id="id11" draw:id="id11" draw:layer="layout" svg:width="2.794cm" svg:height="3.81cm" svg:x="7.454cm" svg:y="6.409cm">
          <text:p text:style-name="P1"><text:span text:style-name="T1">CORBA</text:span></text:p>
          <text:p text:style-name="P1"><text:span text:style-name="T1">connector</text:span></text:p>
          <text:p text:style-name="P1"><text:span text:style-name="T1">Sender</text:span></text:p>
          <draw:enhanced-geometry svg:viewBox="0 0 21600 21600" draw:type="rectangle" draw:enhanced-path="M 0 0 L 21600 0 21600 21600 0 21600 0 0 Z N"/>
        </draw:custom-shape>
        <draw:custom-shape draw:style-name="gr10" draw:text-style-name="P1" xml:id="id5" draw:id="id5" draw:layer="layout" svg:width="4.826cm" svg:height="3.302cm" svg:x="11.406cm" svg:y="1.504cm">
          <text:p text:style-name="P1">DD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xml:id="id9" draw:id="id9" draw:layer="layout" svg:width="2.794cm" svg:height="3.81cm" svg:x="23.675cm" svg:y="1.25cm">
          <text:p text:style-name="P1"><text:span text:style-name="T1">Receiver</text:span></text:p>
          <text:p text:style-name="P1">(<text:span text:style-name="T1">subscriber</text:span>)</text:p>
          <draw:enhanced-geometry svg:viewBox="0 0 21600 21600" draw:mirror-horizontal="false" draw:mirror-vertical="false" draw:type="rectangle" draw:enhanced-path="M 0 0 L 21600 0 21600 21600 0 21600 0 0 Z N"/>
        </draw:custom-shape>
        <draw:custom-shape draw:style-name="gr4" draw:text-style-name="P1" xml:id="id6" draw:id="id6" draw:layer="layout" svg:width="2.667cm" svg:height="3.81cm" svg:x="17.36cm" svg:y="1.25cm">
          <text:p text:style-name="P1"><text:span text:style-name="T1">DDS4CCM</text:span></text:p>
          <text:p text:style-name="P1"><text:span text:style-name="T1">Connector</text:span></text:p>
          <draw:enhanced-geometry svg:viewBox="0 0 21600 21600" draw:type="rectangle" draw:enhanced-path="M 0 0 L 21600 0 21600 21600 0 21600 0 0 Z N"/>
        </draw:custom-shape>
        <draw:connector draw:style-name="gr11" draw:text-style-name="P1" draw:layer="layout" svg:x1="16.232cm" svg:y1="3.155cm" svg:x2="17.36cm" svg:y2="3.155cm" draw:start-shape="id5" draw:start-glue-point="1" draw:end-shape="id6" draw:end-glue-point="3" svg:d="M16232 3155h1128" svg:viewBox="0 0 1129 1">
          <text:p/>
        </draw:connector>
        <draw:g xml:id="id7" draw:id="id7">
          <draw:custom-shape draw:style-name="gr5" draw:text-style-name="P1" draw:layer="layout" svg:width="0.762cm" svg:height="0.762cm" draw:transform="rotate (1.5707963267949) translate (21.515cm 2.736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1" draw:layer="layout" svg:width="0.254cm" svg:height="0.254cm" draw:transform="rotate (1.5707963267949) translate (21.677cm 2.4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xml:id="id8" draw:id="id8">
          <draw:custom-shape draw:style-name="gr5" draw:text-style-name="P1" draw:layer="layout" svg:width="0.762cm" svg:height="0.762cm" draw:transform="rotate (1.5707963267949) translate (21.803cm 4.436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1" draw:layer="layout" svg:width="0.254cm" svg:height="0.254cm" draw:transform="rotate (1.5707963267949) translate (22.149cm 4.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1" draw:text-style-name="P1" draw:layer="layout" draw:line-skew="0.131cm" svg:x1="20.027cm" svg:y1="3.155cm" svg:x2="21.515cm" svg:y2="2.355cm" draw:start-shape="id6" draw:start-glue-point="1" draw:end-shape="id7" draw:end-glue-point="3" svg:d="M20027 3155h887v-800h601" svg:viewBox="0 0 1489 801">
          <text:p/>
        </draw:connector>
        <draw:connector draw:style-name="gr11" draw:text-style-name="P1" draw:layer="layout" draw:line-skew="-0.013cm" svg:x1="20.027cm" svg:y1="3.155cm" svg:x2="21.803cm" svg:y2="4.055cm" draw:start-shape="id6" draw:start-glue-point="1" draw:end-shape="id8" draw:end-glue-point="3" svg:d="M20027 3155h887v900h889" svg:viewBox="0 0 1777 901">
          <text:p/>
        </draw:connector>
        <draw:connector draw:style-name="gr11" draw:text-style-name="P1" draw:layer="layout" draw:line-skew="-0.072cm" svg:x1="22.277cm" svg:y1="2.355cm" svg:x2="23.675cm" svg:y2="3.155cm" draw:start-shape="id7" draw:start-glue-point="1" draw:end-shape="id9" draw:end-glue-point="3" svg:d="M22277 2355h615v800h783" svg:viewBox="0 0 1399 801">
          <text:p/>
        </draw:connector>
        <draw:connector draw:style-name="gr11" draw:text-style-name="P1" draw:layer="layout" draw:line-skew="-0.053cm" svg:x1="22.741cm" svg:y1="4.109cm" svg:x2="23.675cm" svg:y2="3.155cm" draw:end-shape="id9" svg:d="M22741 4109h151v-954h783" svg:viewBox="0 0 935 955">
          <text:p/>
        </draw:connector>
        <draw:custom-shape draw:style-name="gr3" draw:text-style-name="P1" xml:id="id13" draw:id="id13" draw:layer="layout" svg:width="2.794cm" svg:height="3.81cm" svg:x="17.36cm" svg:y="6.409cm">
          <text:p text:style-name="P1"><text:span text:style-name="T1">CORBA</text:span></text:p>
          <text:p text:style-name="P1"><text:span text:style-name="T1">connector</text:span></text:p>
          <text:p text:style-name="P1"><text:span text:style-name="T1">Controller</text:span></text:p>
          <draw:enhanced-geometry svg:viewBox="0 0 21600 21600" draw:type="rectangle" draw:enhanced-path="M 0 0 L 21600 0 21600 21600 0 21600 0 0 Z N"/>
        </draw:custom-shape>
        <draw:custom-shape draw:style-name="gr3" draw:text-style-name="P1" draw:layer="layout" svg:width="2.794cm" svg:height="3.81cm" svg:x="23.675cm" svg:y="6.409cm">
          <text:p text:style-name="P1"><text:span text:style-name="T1">Controller</text:span></text:p>
          <draw:enhanced-geometry svg:viewBox="0 0 21600 21600" draw:type="rectangle" draw:enhanced-path="M 0 0 L 21600 0 21600 21600 0 21600 0 0 Z N"/>
        </draw:custom-shape>
        <draw:g xml:id="id10" draw:id="id10">
          <draw:custom-shape draw:style-name="gr5" draw:text-style-name="P1" draw:layer="layout" svg:width="0.762cm" svg:height="0.762cm" draw:transform="rotate (1.5707963267949) translate (5.699cm 8.695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1" draw:layer="layout" svg:width="0.254cm" svg:height="0.254cm" draw:transform="rotate (1.5707963267949) translate (5.861cm 8.4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1" xml:id="id12" draw:id="id12" draw:layer="layout" svg:width="4.826cm" svg:height="3.302cm" svg:x="11.406cm" svg:y="6.663cm">
          <text:p text:style-name="P1">CORB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4" draw:id="id14">
          <draw:custom-shape draw:style-name="gr5" draw:text-style-name="P1" draw:layer="layout" svg:width="0.762cm" svg:height="0.762cm" draw:transform="rotate (1.5707963267949) translate (21.491cm 8.695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1" draw:layer="layout" svg:width="0.254cm" svg:height="0.254cm" draw:transform="rotate (1.5707963267949) translate (21.653cm 8.4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11" draw:text-style-name="P1" draw:layer="layout" svg:x1="3.027cm" svg:y1="5.06cm" svg:x2="5.699cm" svg:y2="8.314cm" draw:start-shape="id1" draw:start-glue-point="2" draw:end-shape="id10" draw:end-glue-point="3" svg:d="M3027 5060v3254h2672" svg:viewBox="0 0 2673 3255">
          <text:p/>
        </draw:connector>
        <draw:connector draw:style-name="gr11" draw:text-style-name="P1" draw:layer="layout" svg:x1="6.461cm" svg:y1="8.314cm" svg:x2="7.454cm" svg:y2="8.314cm" draw:start-shape="id10" draw:start-glue-point="1" draw:end-shape="id11" draw:end-glue-point="3" svg:d="M6461 8314h993" svg:viewBox="0 0 994 1">
          <text:p/>
        </draw:connector>
        <draw:connector draw:style-name="gr11" draw:text-style-name="P1" draw:layer="layout" svg:x1="10.248cm" svg:y1="8.314cm" svg:x2="11.406cm" svg:y2="8.314cm" draw:start-shape="id11" draw:start-glue-point="1" draw:end-shape="id12" draw:end-glue-point="3" svg:d="M10248 8314h1158" svg:viewBox="0 0 1159 1">
          <text:p/>
        </draw:connector>
        <draw:connector draw:style-name="gr11" draw:text-style-name="P1" draw:layer="layout" svg:x1="16.232cm" svg:y1="8.314cm" svg:x2="17.36cm" svg:y2="8.314cm" draw:start-shape="id12" draw:start-glue-point="1" svg:d="M16232 8314h1128" svg:viewBox="0 0 1129 1">
          <text:p/>
        </draw:connector>
        <draw:connector draw:style-name="gr11" draw:text-style-name="P1" draw:layer="layout" svg:x1="20.154cm" svg:y1="8.314cm" svg:x2="21.491cm" svg:y2="8.314cm" draw:start-shape="id13" draw:start-glue-point="1" draw:end-shape="id14" draw:end-glue-point="3" svg:d="M20154 8314h1337" svg:viewBox="0 0 1338 1">
          <text:p/>
        </draw:connector>
        <draw:connector draw:style-name="gr11" draw:text-style-name="P1" draw:layer="layout" svg:x1="22.253cm" svg:y1="8.314cm" svg:x2="23.675cm" svg:y2="8.308cm" draw:start-shape="id14" draw:start-glue-point="1" svg:d="M22253 8314h962v-6h460" svg:viewBox="0 0 1423 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1T13:15:53.639267070</meta:creation-date>
    <dc:date>2015-01-28T11:47:55.323968535</dc:date>
    <meta:editing-duration>PT12M16S</meta:editing-duration>
    <meta:editing-cycles>6</meta:editing-cycles>
    <meta:generator>LibreOffice/4.3.5.2.0$Linux_X86_64 LibreOffice_project/430m0$Build-2</meta:generator>
    <meta:document-statistic meta:object-count="46"/>
  </office:meta>
</office:document-meta>
</file>